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span text:style-name="T1">X-Files – Saison 1, Épisode 1 : Pilot</text:span><text:span text:style-name="T2"><text:line-break/><text:line-break/></text:span><text:span text:style-name="T1">Classification : Premier contact</text:span><text:line-break/><text:line-break/><text:span text:style-name="T1">1. Résumé opérationnel</text:span><text:line-break/><text:line-break/>Mulder et Scully enquêtent sur la disparition de jeunes dans l’Oregon. Ils découvrent des traces d’implants et des phénomènes étranges dans une forêt, impliquant possiblement une présence extraterrestre. C’est le début de leur collaboration.<text:line-break/><text:line-break/><text:span text:style-name="T1">2. Détails clés et indices importants</text:span><text:line-break/><text:line-break/>- Premier duo Mulder/Scully : Scully est envoyée pour observer Mulder, mais se retrouve intriguée.<text:line-break/>- Des marques sur le dos des victimes, évoquant une technologie inconnue.<text:line-break/>- Les interruptions d’électricité et d’horloge : un motif qui reviendra souvent.<text:line-break/>- Le scepticisme initial de Scully s’effrite subtilement dès ce premier épisode.<text:line-break/><text:line-break/><text:span text:style-name="T1">3. Symbolique et ambiance</text:span><text:line-break/><text:line-break/>Climat étrange, mystérieux, très années 90, mais déjà une tension entre science et croyance.<text:line-break/><text:line-break/><text:span text:style-name="T1">4. Citation forte</text:span><text:line-break/><text:line-break/>« The truth is out there. »<text:line-break/><text:line-break/><text:span text:style-name="T1">5. Observations Zed</text:span><text:line-break/><text:line-break/>Un lancement parfait pour la série : posant les bases du duo, du ton, et de la conspirati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ourier New" fo:font-family="'Courier New'"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T1" style:family="text">
      <style:text-properties style:font-name="Courier New" fo:font-size="11pt" style:font-size-asian="11pt"/>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UREAU AGENCE AETHERA – ARCHIVES X-FILES<text:line-break/>CLASSIFICATION : SÉRIE MYTHIQUE</text:span></text:p>
      </style:header>
      <style:footer>
        <text:p text:style-name="MP2"><draw:frame draw:style-name="Mfr1" draw:name="Picture 1" text:anchor-type="as-char" svg:width="3.048cm" svg:height="3.048cm" draw:z-index="0"><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23T21:04:35.507970950</dc:date>
    <meta:editing-duration>PT3M37S</meta:editing-duration>
    <meta:generator>LibreOffice/24.8.7.2$Linux_X86_64 LibreOffice_project/f4f281f562fb585d46b0af5755dfe1eb6adc047f</meta:generator>
    <meta:document-statistic meta:table-count="0" meta:image-count="1" meta:object-count="0" meta:page-count="1" meta:paragraph-count="3" meta:word-count="163" meta:character-count="1071" meta:non-whitespace-character-count="895"/>
    <meta:user-defined meta:name="AppVersion">14.0000</meta:user-defined>
    <meta:template xlink:type="simple" xlink:actuate="onRequest" xlink:title="Normal.dotm" xlink:href=""/>
  </office:meta>
</office:document-meta>
</file>